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om</text:p>
      <text:p text:style-name="Standard">Prénom</text:p>
      <text:p text:style-name="Standard">Âge</text:p>
      <text:p text:style-name="Standard">Poids</text:p>
      <text:p text:style-name="Standard">Taille</text:p>
      <text:p text:style-name="Standard">Sexe</text:p>
      <text:p text:style-name="Standard"/>
      <text:p text:style-name="P1">Attributs :</text:p>
      <text:p text:style-name="Standard"/>
      <text:p text:style-name="Standard">HP: État de santé global.</text:p>
      <text:p text:style-name="Standard">Défense : Capacité naturelle à annuler un coup.</text:p>
      <text:p text:style-name="Standard"/>
      <text:p text:style-name="Standard">Savoir : Quantité de compétences disponibles</text:p>
      <text:p text:style-name="Standard">Technique : Quantité se capacité disponibles</text:p>
      <text:p text:style-name="Standard"/>
      <text:p text:style-name="Standard">EP: État de fatigue.</text:p>
      <text:p text:style-name="Standard">SP : Nombre de points permettant des actions dans le tour.</text:p>
      <text:p text:style-name="Standard"/>
      <text:p text:style-name="P1">Caractéristiques :</text:p>
      <text:p text:style-name="Standard"/>
      <text:p text:style-name="Standard">Robustesse : Représente la capacité à encaisser </text:p>
      <text:p text:style-name="Standard">Métabolisme : Représente la résistance au saignement, à la maladie ou au poisons</text:p>
      <text:p text:style-name="Standard">Prestesse : Représente la rapidité et la souplesse</text:p>
      <text:p text:style-name="Standard"/>
      <text:p text:style-name="Standard">Esprit : logique</text:p>
      <text:p text:style-name="Standard">Sagesse : Représente le savoir</text:p>
      <text:p text:style-name="Standard">Âme : Représente la force spirituelle</text:p>
      <text:p text:style-name="Standard"/>
      <text:p text:style-name="P1">Compétences :</text:p>
      <text:p text:style-name="Standard"/>
      <text:p text:style-name="Standard"/>
      <text:p text:style-name="Standard"/>
      <text:p text:style-name="P1">Capacités :</text:p>
      <text:p text:style-name="Standard"/>
      <text:p text:style-name="Standard"/>
      <text:p text:style-name="Standard"/>
      <text:p text:style-name="P1">Équipement :</text:p>
      <text:p text:style-name="P1"/>
      <text:p text:style-name="P1"/>
      <text:p text:style-name="P1">Barda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ibault Martin-Teyssier</meta:initial-creator>
    <meta:creation-date>2018-10-14T12:06:14.41</meta:creation-date>
    <dc:date>2018-12-02T11:51:10.88</dc:date>
    <dc:creator>Thibault Martin-Teyssier</dc:creator>
    <meta:editing-duration>PT37M13S</meta:editing-duration>
    <meta:editing-cycles>52</meta:editing-cycles>
    <meta:generator>OpenOffice/4.1.6$Win32 OpenOffice.org_project/416m1$Build-9790</meta:generator>
    <meta:document-statistic meta:table-count="0" meta:image-count="0" meta:object-count="0" meta:page-count="1" meta:paragraph-count="24" meta:word-count="100" meta:character-count="598"/>
  </office:meta>
</office:document-meta>
</file>